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hyphenation-ladder-count="no-limit"/>
      <style:text-properties fo:font-style="normal" style:text-underline-style="none" fo:font-weight="normal" officeooo:rsid="0019990f" officeooo:paragraph-rsid="0019990f" style:font-style-asian="normal" style:font-weight-asian="normal" style:font-style-complex="normal" style:font-weight-complex="normal" fo:hyphenate="false" fo:hyphenation-remain-char-count="2" fo:hyphenation-push-char-count="2"/>
    </style:style>
    <style:style style:name="P2" style:family="paragraph" style:parent-style-name="Standard">
      <style:paragraph-properties fo:text-align="justify" style:justify-single-word="false" fo:hyphenation-ladder-count="no-limit"/>
      <style:text-properties fo:font-style="normal" style:text-underline-style="none" fo:font-weight="normal" officeooo:rsid="00317b2e" officeooo:paragraph-rsid="00317b2e" style:font-style-asian="normal" style:font-weight-asian="normal" style:font-style-complex="normal" style:font-weight-complex="normal" fo:hyphenate="false" fo:hyphenation-remain-char-count="2" fo:hyphenation-push-char-count="2"/>
    </style:style>
    <style:style style:name="P3" style:family="paragraph" style:parent-style-name="Standard">
      <style:paragraph-properties fo:text-align="justify" style:justify-single-word="false" fo:hyphenation-ladder-count="no-limit"/>
      <style:text-properties fo:font-style="normal" style:text-underline-style="none" fo:font-weight="normal" officeooo:rsid="00317b2e" officeooo:paragraph-rsid="00329da3" style:font-style-asian="normal" style:font-weight-asian="normal" style:font-style-complex="normal" style:font-weight-complex="normal" fo:hyphenate="false" fo:hyphenation-remain-char-count="2" fo:hyphenation-push-char-count="2"/>
    </style:style>
    <style:style style:name="P4" style:family="paragraph" style:parent-style-name="Standard">
      <style:paragraph-properties fo:text-align="justify" style:justify-single-word="false" fo:hyphenation-ladder-count="no-limit"/>
      <style:text-properties fo:font-style="normal" style:text-underline-style="none" fo:font-weight="normal" officeooo:rsid="002b7a89" officeooo:paragraph-rsid="002b7a89" style:font-style-asian="normal" style:font-weight-asian="normal" style:font-style-complex="normal" style:font-weight-complex="normal" fo:hyphenate="false" fo:hyphenation-remain-char-count="2" fo:hyphenation-push-char-count="2"/>
    </style:style>
    <style:style style:name="P5" style:family="paragraph" style:parent-style-name="Standard">
      <style:paragraph-properties fo:text-align="justify" style:justify-single-word="false" fo:hyphenation-ladder-count="no-limit"/>
      <style:text-properties fo:font-style="normal" style:text-underline-style="none" fo:font-weight="normal" officeooo:rsid="00329da3" officeooo:paragraph-rsid="00329da3" style:font-style-asian="normal" style:font-weight-asian="normal" style:font-style-complex="normal" style:font-weight-complex="normal" fo:hyphenate="false" fo:hyphenation-remain-char-count="2" fo:hyphenation-push-char-count="2"/>
    </style:style>
    <style:style style:name="P6" style:family="paragraph" style:parent-style-name="Standard">
      <style:paragraph-properties fo:text-align="justify" style:justify-single-word="false" fo:hyphenation-ladder-count="no-limit"/>
      <style:text-properties fo:font-style="normal" style:text-underline-style="none" fo:font-weight="normal" officeooo:rsid="00329da3" officeooo:paragraph-rsid="0032c1bf" style:font-style-asian="normal" style:font-weight-asian="normal" style:font-style-complex="normal" style:font-weight-complex="normal" fo:hyphenate="false" fo:hyphenation-remain-char-count="2" fo:hyphenation-push-char-count="2"/>
    </style:style>
    <style:style style:name="P7" style:family="paragraph" style:parent-style-name="Standard">
      <style:paragraph-properties fo:text-align="justify" style:justify-single-word="false" fo:hyphenation-ladder-count="no-limit"/>
      <style:text-properties fo:font-style="normal" style:text-underline-style="none" fo:font-weight="normal" officeooo:rsid="00329da3" officeooo:paragraph-rsid="003589ae" style:font-style-asian="normal" style:font-weight-asian="normal" style:font-style-complex="normal" style:font-weight-complex="normal"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fo:font-style="normal" style:text-underline-style="none" fo:font-weight="normal" officeooo:rsid="0032c1bf" officeooo:paragraph-rsid="0032c1bf" style:font-style-asian="normal" style:font-weight-asian="normal" style:font-style-complex="normal" style:font-weight-complex="normal" fo:hyphenate="false" fo:hyphenation-remain-char-count="2" fo:hyphenation-push-char-count="2"/>
    </style:style>
    <style:style style:name="P9" style:family="paragraph" style:parent-style-name="Standard">
      <style:paragraph-properties fo:text-align="justify" style:justify-single-word="false" fo:hyphenation-ladder-count="no-limit"/>
      <style:text-properties fo:font-style="normal" style:text-underline-style="none" fo:font-weight="normal" officeooo:rsid="00340f6a" officeooo:paragraph-rsid="00340f6a" style:font-style-asian="normal" style:font-weight-asian="normal" style:font-style-complex="normal" style:font-weight-complex="normal" fo:hyphenate="false" fo:hyphenation-remain-char-count="2" fo:hyphenation-push-char-count="2"/>
    </style:style>
    <style:style style:name="P10" style:family="paragraph" style:parent-style-name="Standard">
      <style:paragraph-properties fo:text-align="justify" style:justify-single-word="false" fo:hyphenation-ladder-count="no-limit"/>
      <style:text-properties fo:font-style="normal" style:text-underline-style="none" fo:font-weight="normal" officeooo:rsid="00340f6a" officeooo:paragraph-rsid="003589ae" style:font-style-asian="normal" style:font-weight-asian="normal" style:font-style-complex="normal" style:font-weight-complex="normal"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fo:font-style="normal" style:text-underline-style="none" fo:font-weight="normal" officeooo:rsid="003664f4" officeooo:paragraph-rsid="003664f4" style:font-style-asian="normal" style:font-weight-asian="normal" style:font-style-complex="normal" style:font-weight-complex="normal"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fo:font-style="normal" style:text-underline-style="none" fo:font-weight="bold" officeooo:rsid="00329da3" officeooo:paragraph-rsid="00329da3" style:font-style-asian="normal" style:font-weight-asian="bold" style:font-style-complex="normal" style:font-weight-complex="bold"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fo:font-style="normal" style:text-underline-style="solid" style:text-underline-width="auto" style:text-underline-color="font-color" fo:font-weight="bold" officeooo:rsid="0019990f" officeooo:paragraph-rsid="0019990f" style:font-style-asian="normal" style:font-weight-asian="bold" style:font-style-complex="normal" style:font-weight-complex="bold"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fo:font-style="normal" style:text-underline-style="solid" style:text-underline-width="auto" style:text-underline-color="font-color" fo:font-weight="bold" officeooo:rsid="0023f012" officeooo:paragraph-rsid="0023f012" style:font-style-asian="normal" style:font-weight-asian="bold" style:font-style-complex="normal" style:font-weight-complex="bold"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fo:font-style="normal" style:text-underline-style="solid" style:text-underline-width="auto" style:text-underline-color="font-color" fo:font-weight="bold" officeooo:rsid="002b7a89" officeooo:paragraph-rsid="002b7a89" style:font-style-asian="normal" style:font-weight-asian="bold" style:font-style-complex="normal" style:font-weight-complex="bold" fo:hyphenate="false" fo:hyphenation-remain-char-count="2" fo:hyphenation-push-char-count="2"/>
    </style:style>
    <style:style style:name="P16" style:family="paragraph" style:parent-style-name="Standard">
      <style:paragraph-properties fo:text-align="justify" style:justify-single-word="false" fo:hyphenation-ladder-count="no-limit"/>
      <style:text-properties fo:font-style="normal" style:text-underline-style="solid" style:text-underline-width="auto" style:text-underline-color="font-color" fo:font-weight="bold" officeooo:rsid="00317b2e" officeooo:paragraph-rsid="00317b2e" style:font-style-asian="normal" style:font-weight-asian="bold" style:font-style-complex="normal" style:font-weight-complex="bold" fo:hyphenate="false" fo:hyphenation-remain-char-count="2" fo:hyphenation-push-char-count="2"/>
    </style:style>
    <style:style style:name="P17" style:family="paragraph" style:parent-style-name="Standard">
      <style:paragraph-properties fo:text-align="justify" style:justify-single-word="false" fo:hyphenation-ladder-count="no-limit"/>
      <style:text-properties fo:font-size="15pt" style:text-underline-style="solid" style:text-underline-width="auto" style:text-underline-color="font-color" fo:font-weight="bold" officeooo:rsid="0019990f" officeooo:paragraph-rsid="0019990f" style:font-size-asian="15pt" style:font-weight-asian="bold" style:font-size-complex="15pt" style:font-weight-complex="bold" fo:hyphenate="false" fo:hyphenation-remain-char-count="2" fo:hyphenation-push-char-count="2"/>
    </style:style>
    <style:style style:name="P18" style:family="paragraph" style:parent-style-name="Standard">
      <style:paragraph-properties fo:text-align="justify" style:justify-single-word="false" fo:hyphenation-ladder-count="no-limit"/>
      <style:text-properties style:text-underline-style="solid" style:text-underline-width="auto" style:text-underline-color="font-color" fo:font-weight="bold" officeooo:rsid="0019990f" officeooo:paragraph-rsid="0019990f" style:font-weight-asian="bold" style:font-weight-complex="bold" fo:hyphenate="false" fo:hyphenation-remain-char-count="2" fo:hyphenation-push-char-count="2"/>
    </style:style>
    <style:style style:name="P19" style:family="paragraph" style:parent-style-name="Standard" style:master-page-name="">
      <style:paragraph-properties fo:text-align="justify" style:justify-single-word="false" fo:hyphenation-ladder-count="no-limit" style:page-number="auto"/>
      <style:text-properties fo:font-size="15pt" style:text-underline-style="solid" style:text-underline-width="auto" style:text-underline-color="font-color" fo:font-weight="bold" officeooo:rsid="0019990f" officeooo:paragraph-rsid="0019990f" style:font-size-asian="15pt" style:font-weight-asian="bold" style:font-size-complex="15pt" style:font-weight-complex="bold"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b46d9" style:font-weight-asian="normal" style:font-weight-complex="normal"/>
    </style:style>
    <style:style style:name="T4" style:family="text">
      <style:text-properties style:text-underline-style="none" fo:font-weight="normal" officeooo:rsid="001df200" style:font-weight-asian="normal" style:font-weight-complex="normal"/>
    </style:style>
    <style:style style:name="T5" style:family="text">
      <style:text-properties style:text-underline-style="none" fo:font-weight="normal" officeooo:rsid="001ef83e" style:font-weight-asian="normal" style:font-weight-complex="normal"/>
    </style:style>
    <style:style style:name="T6" style:family="text">
      <style:text-properties style:text-underline-style="none" fo:font-weight="normal" officeooo:rsid="001f7106" style:font-weight-asian="normal" style:font-weight-complex="normal"/>
    </style:style>
    <style:style style:name="T7" style:family="text">
      <style:text-properties style:text-underline-style="none" fo:font-weight="normal" officeooo:rsid="00216bef" style:font-weight-asian="normal" style:font-weight-complex="normal"/>
    </style:style>
    <style:style style:name="T8" style:family="text">
      <style:text-properties style:text-underline-style="none" fo:font-weight="normal" officeooo:rsid="0022f929" style:font-weight-asian="normal" style:font-weight-complex="normal"/>
    </style:style>
    <style:style style:name="T9" style:family="text">
      <style:text-properties style:text-underline-style="none" fo:font-weight="normal" officeooo:rsid="0028e522" style:font-weight-asian="normal" style:font-weight-complex="normal"/>
    </style:style>
    <style:style style:name="T10" style:family="text">
      <style:text-properties style:text-underline-style="none" fo:font-weight="normal" officeooo:rsid="002a141f" style:font-weight-asian="normal" style:font-weight-complex="normal"/>
    </style:style>
    <style:style style:name="T11" style:family="text">
      <style:text-properties style:text-underline-style="none" fo:font-weight="normal" officeooo:rsid="002d0a19" style:font-weight-asian="normal" style:font-weight-complex="normal"/>
    </style:style>
    <style:style style:name="T12" style:family="text">
      <style:text-properties style:text-underline-style="none" fo:font-weight="normal" officeooo:rsid="002db359" style:font-weight-asian="normal" style:font-weight-complex="normal"/>
    </style:style>
    <style:style style:name="T13" style:family="text">
      <style:text-properties style:text-underline-style="none" fo:font-weight="normal" officeooo:rsid="002e03b3" style:font-weight-asian="normal" style:font-weight-complex="normal"/>
    </style:style>
    <style:style style:name="T14" style:family="text">
      <style:text-properties style:text-underline-style="none" fo:font-weight="normal" officeooo:rsid="002ee9ef" style:font-weight-asian="normal" style:font-weight-complex="normal"/>
    </style:style>
    <style:style style:name="T15" style:family="text">
      <style:text-properties style:text-underline-style="none" fo:font-weight="normal" officeooo:rsid="002fcb5f" style:font-weight-asian="normal" style:font-weight-complex="normal"/>
    </style:style>
    <style:style style:name="T16" style:family="text">
      <style:text-properties style:text-underline-style="none" fo:font-weight="normal" officeooo:rsid="003045f5" style:font-weight-asian="normal" style:font-weight-complex="normal"/>
    </style:style>
    <style:style style:name="T17" style:family="text">
      <style:text-properties style:text-underline-style="none" fo:font-weight="normal" officeooo:rsid="003169b6" style:font-weight-asian="normal"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fo:font-weight="normal" officeooo:rsid="001b46d9" style:font-style-asian="italic" style:font-weight-asian="normal" style:font-style-complex="italic" style:font-weight-complex="normal"/>
    </style:style>
    <style:style style:name="T20" style:family="text">
      <style:text-properties fo:font-style="italic" style:text-underline-style="none" fo:font-weight="normal" officeooo:rsid="001df200" style:font-style-asian="italic" style:font-weight-asian="normal" style:font-style-complex="italic" style:font-weight-complex="normal"/>
    </style:style>
    <style:style style:name="T21" style:family="text">
      <style:text-properties fo:font-style="italic" style:text-underline-style="none" fo:font-weight="normal" officeooo:rsid="001ef83e" style:font-style-asian="italic" style:font-weight-asian="normal" style:font-style-complex="italic" style:font-weight-complex="normal"/>
    </style:style>
    <style:style style:name="T22" style:family="text">
      <style:text-properties fo:font-style="italic" style:text-underline-style="none" fo:font-weight="normal" officeooo:rsid="002d0a19" style:font-style-asian="italic" style:font-weight-asian="normal" style:font-style-complex="italic" style:font-weight-complex="normal"/>
    </style:style>
    <style:style style:name="T23" style:family="text">
      <style:text-properties fo:font-style="italic" officeooo:rsid="001df200" style:font-style-asian="italic" style:font-style-complex="italic"/>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officeooo:rsid="001b46d9"/>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39f9d6"/>
    </style:style>
    <style:style style:name="T28" style:family="text">
      <style:text-properties officeooo:rsid="001df200"/>
    </style:style>
    <style:style style:name="T29" style:family="text">
      <style:text-properties fo:font-weight="normal" style:font-weight-asian="normal" style:font-weight-complex="normal"/>
    </style:style>
    <style:style style:name="T30" style:family="text">
      <style:text-properties officeooo:rsid="00257d8a"/>
    </style:style>
    <style:style style:name="T31" style:family="text">
      <style:text-properties officeooo:rsid="002688e2"/>
    </style:style>
    <style:style style:name="T32" style:family="text">
      <style:text-properties officeooo:rsid="002b7a89"/>
    </style:style>
    <style:style style:name="T33" style:family="text">
      <style:text-properties officeooo:rsid="00317b2e"/>
    </style:style>
    <style:style style:name="T34" style:family="text">
      <style:text-properties officeooo:rsid="00329da3"/>
    </style:style>
    <style:style style:name="T35" style:family="text">
      <style:text-properties officeooo:rsid="00375786"/>
    </style:style>
    <style:style style:name="T36" style:family="text">
      <style:text-properties officeooo:rsid="0039f9d6"/>
    </style:style>
    <style:style style:name="T37" style:family="text">
      <style:text-properties officeooo:rsid="003ba3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AC0239 – Introdução à Lógica e Verificação de Programas</text:p>
      <text:p text:style-name="P17">Nomes<text:span text:style-name="T1">: </text:span><text:span text:style-name="T2">Francisco Santos (794650) &amp; Vítor Kei Taira Tamada (8516250)</text:span></text:p>
      <text:p text:style-name="P17">Exercício – programa 1<text:span text:style-name="T1">:</text:span><text:span text:style-name="T2"> O problema das </text:span><text:span text:style-name="T18">n</text:span><text:span text:style-name="T2">-Rainhas</text:span></text:p>
      <text:p text:style-name="P18"/>
      <text:p text:style-name="P18">Problema<text:span text:style-name="T1">: </text:span><text:span text:style-name="T2">“Drado um tabuleiro </text:span><text:span text:style-name="T18">n</text:span><text:span text:style-name="T24"> x </text:span><text:span text:style-name="T18">n</text:span><text:span text:style-name="T24">, uma solução para o problema das </text:span><text:span text:style-name="T18">n</text:span><text:span text:style-name="T24">-rainhas é uma configuração de </text:span><text:span text:style-name="T18">n</text:span><text:span text:style-name="T24"> rainhas neste tabuleiro em que não haja duas em posição de ataque. Uma rainha ataca outras peças que estejam na mesma linha, coluna ou diagonal.”</text:span></text:p>
      <text:p text:style-name="P18"/>
      <text:p text:style-name="P13">Solução<text:span text:style-name="T1">:</text:span><text:span text:style-name="T2"> O problema foi resolvido criando um programa que constrói uma fórmula da lógica proposicional e, em seguida, um ORBDD (</text:span><text:span text:style-name="T18">Ordered Reduced Binary Decision Diagram</text:span><text:span text:style-name="T2">).</text:span></text:p>
      <text:p text:style-name="P1">A construção da fórmula foi dividida em quatro partes:</text:p>
      <text:p text:style-name="P1"/>
      <text:p text:style-name="P1"><text:tab/>-verificação da presença de rainha em cada linha (note que esta parte verifica a presença e <text:tab/>não a quantidade);</text:p>
      <text:p text:style-name="P1"/>
      <text:p text:style-name="P1"><text:tab/>-restrição de não ataque nas linhas (ou seja, se uma rainha está na linha de ataque da outra – <text:tab/>e vice-versa por consequência);</text:p>
      <text:p text:style-name="P1"/>
      <text:p text:style-name="P1"><text:tab/>-restrição de não ataque nas colunas (idem à linha, mas para coluna);</text:p>
      <text:p text:style-name="P1"/>
      <text:p text:style-name="P1"><text:tab/>-restrição de não ataque nas diagonais (idem à linha e à coluna, mas para diagonal).</text:p>
      <text:p text:style-name="P1"/>
      <text:p text:style-name="P1"><text:span text:style-name="T30">O programa roda cada parte individualmente e ar</text:span>mazena em um vetor cada uma de suas cláusulas <text:span text:style-name="T31">tanto na primeira quanto na segunda parte</text:span>. Quando todas as cláusulas estivere<text:span text:style-name="T28">m prontas</text:span>, o programa constrói a CNF para dizer se o problema é satisfatível ou não. <text:span text:style-name="T28">A satisfatibilidade é definida transformando a CNF em um BDD (</text:span><text:span text:style-name="T23">Binary Decision Diagram</text:span><text:span text:style-name="T28">) por meio de funções de uma biblioteca própria para isso.</text:span></text:p>
      <text:p text:style-name="P13"/>
      <text:p text:style-name="P13"><text:span text:style-name="T25">Raciocínio</text:span><text:span text:style-name="T1">:</text:span><text:span text:style-name="T2"> Para a verificação de presença de rainhas, o programa faz uma disjunção de todas as casas de uma linha. Em outras palavras, cada linha</text:span><text:span text:style-name="T4"> do tabuleiro </text:span><text:span text:style-name="T2">forma uma cláusula. Assim, se houver pelo menos uma rainha na linha, a cláusula é marcada como 1 (</text:span><text:span text:style-name="T18">TRUE</text:span><text:span text:style-name="T2">). </text:span><text:span text:style-name="T3">Caso contrário, a cláusula fica como 0 (</text:span><text:span text:style-name="T19">FALSE</text:span><text:span text:style-name="T3">) e a CNF devolve 0 também. </text:span><text:span text:style-name="T4">Como o único objetivo desta parte é verificar se há </text:span><text:span text:style-name="T21">n</text:span><text:span text:style-name="T5"> rainhas no tabuleiro, a verificação de presenças por coluna não é feita. </text:span><text:span text:style-name="T4">No caso da segunda parte, em que algumas rainhas já estão posicionadas, ele verifica em quais linhas já tem rainhas e já marca a linha inteira como </text:span><text:span text:style-name="T20">TRUE</text:span><text:span text:style-name="T4">, não construindo a cláusula (representada pelo número 1 na CNF de saída).</text:span></text:p>
      <text:p text:style-name="P13"><text:span text:style-name="T3"><text:tab/>Já na restrição de linhas e de colunas, que utilizam algoritmos semelhantes, foi feita verificação em pares. Ou seja, cada cláusula é uma </text:span><text:span text:style-name="T5">dis</text:span><text:span text:style-name="T3">junção de dois elementos. Isto significa que o programa verifica se há rainha em uma casa de uma linha/coluna E outra rainha em outra casa dessa mesma linha/coluna e então nega o resultado. Se houver (indicado por 1), a cláusula retorna 0 e, portanto, a CNF faz o mesmo. Entretanto, uma CNF precisa que suas cláusulas sejam disjunções. Para isso, ao invés de o programa fazer a negação de um E (~(p E q)), ele faz a negação de um elemento OU a negação do outro (~p OU ~q). </text:span><text:span text:style-name="T4">No caso da segunda parte, o programa marca todos os pares da linha/coluna que possui uma rainha como </text:span><text:span text:style-name="T20">TRUE</text:span><text:span text:style-name="T4">, sendo representado pelo número 1 na CNF de saída. </text:span><text:span text:style-name="T12">Isso ocorre conforme as cláusulas são construídas e não após todas elas estarem prontas. O mesmo ocorre para a restrição de não ataque das diagonais, como será explicado a seguir.</text:span></text:p>
      <text:p text:style-name="P13"><text:span text:style-name="T4"><text:tab/>Por fim, a restrição de diagonais faz o mesmo que </text:span><text:span text:style-name="T7">a de </text:span><text:span text:style-name="T4">linha e </text:span><text:span text:style-name="T7">a de </text:span><text:span text:style-name="T4">coluna, mas para as diagonais: verifica em pares se há duas casas, </text:span><text:span text:style-name="T8">n</text:span><text:span text:style-name="T4">a mesma diagonal, que possuem rainha. Por outro lado, a restrição de diagonais na segunda parte age de uma forma bem mais complexa. Primeiramente, o programa cria um outro tabuleiro, mas de elementos não especificados. Em seguida, ele marca todas as casas diagonais as que tem uma rainha como </text:span><text:span text:style-name="T20">TRUE</text:span><text:span text:style-name="T4"> </text:span><text:span text:style-name="T6">nesse tabuleiro </text:span><text:soft-page-break/><text:span text:style-name="T6">auxiliar </text:span><text:span text:style-name="T4">e, só então, faz a verificação dos pares. Se pelo menos um elemento do par estiver marcado como </text:span><text:span text:style-name="T20">TRUE</text:span><text:span text:style-name="T4">, a cláusula inteira é marcada como </text:span><text:span text:style-name="T20">TRUE</text:span><text:span text:style-name="T4"> e, na CNF, pelo número 1. Caso constrário, ele constrói a cláusula respectiva.</text:span></text:p>
      <text:p text:style-name="P13"><text:span text:style-name="T4"><text:tab/></text:span><text:span text:style-name="T11">Tanto para a restrição de linhas quanto de colunas e diagonais, foram utilizados laços </text:span><text:span text:style-name="T22">for</text:span><text:span text:style-name="T11"> aninhados para iterar entre as linhas e/ou colunas.</text:span></text:p>
      <text:p text:style-name="P13"><text:span text:style-name="T4"/></text:p>
      <text:p text:style-name="P14">Notas<text:span text:style-name="T1">:</text:span><text:span text:style-name="T2"> A primeira parte não apresenta nenhum erro na saída do programa. Na segunda parte, após exaustivos testes em cada parte individualmente, concluímos que todas estão funcionando corretamente. Entretanto, ao juntar todas as suas cláusulas em uma CNF, </text:span><text:span text:style-name="T9">percebemos que a resposta estava incorreta em testes rodados</text:span><text:span text:style-name="T2">. </text:span><text:span text:style-name="T9">Por conta da certeza de que as partes funcionam da maneira correta quando executadas individualmente, concluímos que o problema estava na hora de juntar suas cláusulas </text:span><text:span text:style-name="T10">e formar a CNF</text:span><text:span text:style-name="T9">. Por falta de tempo, não conseguimos consertar o erro e, por isso, saídas podem apresentar respostas incorretas se as condições forem as da segunda parte do problema.</text:span></text:p>
      <text:p text:style-name="P14"/>
      <text:p text:style-name="P15">Exemplos<text:span text:style-name="T1">: </text:span><text:span text:style-name="T2">Abaixo, seguem exemplos que rodamos com o programa. </text:span><text:span text:style-name="T12">Por nossa inexperiência com Python, não conseguimos imprimir o gráfico caso a situação fosse satisfazível. Para compensar, o programa devolve quais casas devem ter uma rainha e quais não devem para que o problema seja resolvido. A solução dada é apenas uma de</text:span><text:span text:style-name="T14">ntre</text:span><text:span text:style-name="T12"> </text:span><text:span text:style-name="T15">várias</text:span><text:span text:style-name="T12"> possíveis, caso haja mais do que uma solução.</text:span><text:span text:style-name="T2"> </text:span><text:span text:style-name="T11">O computador utilizado para rodas os exemplos tem processa</text:span><text:span text:style-name="T16">do</text:span><text:span text:style-name="T11">r i3 dual core, 1.2MH</text:span><text:span text:style-name="T17">z e</text:span><text:span text:style-name="T11"> 1 gigabyte de RAM. </text:span><text:span text:style-name="T13">O tabuleiro de maior tamanho que conseguimos rodar foi o de 13x13. Mais do que isso, leva muito tempo para uma resposta ser devolvida.</text:span></text:p>
      <text:p text:style-name="P11"><text:span text:style-name="T26">Nota</text:span><text:span text:style-name="T27">s</text:span>: <text:span text:style-name="T32">Os ORBDDs dos exemplos de tamanho 4x4 e 5x5 acompanham este relatório e o programa em formato PDF.</text:span></text:p>
      <text:p text:style-name="P4"/>
      <text:p text:style-name="P12">1)</text:p>
      <text:p text:style-name="P16"><text:span text:style-name="T13">T</text:span><text:span text:style-name="T2">amanho do tabuleiro: 5</text:span></text:p>
      <text:p text:style-name="P16"><text:span text:style-name="T2">Número de rainhas de entrada: 0</text:span></text:p>
      <text:p text:style-name="P16"><text:span text:style-name="T2">SAT</text:span></text:p>
      <text:p text:style-name="P16"><text:span text:style-name="T2">Número de soluções: 10</text:span></text:p>
      <text:p text:style-name="P16"><text:span text:style-name="T2">Uma solução possível:</text:span></text:p>
      <text:p text:style-name="P5">{r[2,1]: 0, r[1,0]: 0, r[4,3]: 0, r[3,2]: 0, r[4,4]: 0, r[1,1]: 0, r[3,3]: 1, r[2,2]: 0, r[1,2]: 1, r[0,1]: 0, r[3,4]: 0, r[2,3]: 0, r[0,0]: 0, r[1,3]: 0, r[0,2]: 0, r[4,0]: 0, r[2,4]: 0, r[1,4]: 0, r[0,3]: 0, r[4,1]: 1, r[3,0]: 0, r[2,0]: 1, r[0,4]: 1, r[4,2]: 0, r[3,1]: 0}</text:p>
      <text:p text:style-name="P2"/>
      <text:p text:style-name="P12">2)</text:p>
      <text:p text:style-name="P5">Tamanho do tabuleiro: 4</text:p>
      <text:p text:style-name="P5">Número de rainhas de entrada: 0</text:p>
      <text:p text:style-name="P5">SAT</text:p>
      <text:p text:style-name="P5">Número de soluções: 2</text:p>
      <text:p text:style-name="P5">Uma solução possível:</text:p>
      <text:p text:style-name="P8">{r[1,1]: 0, r[0,2]: 1, r[2,3]: 1, r[2,0]: 0, r[3,2]: 0, r[3,0]: 0, r[1,2]: 0, r[0,0]: 0, r[2,1]: 0, r[3,3]: 0, r[1,0]: 1, r[1,3]: 0, r[0,1]: 0, r[0,3]: 0, r[3,1]: 1, r[2,2]: 0}</text:p>
      <text:p text:style-name="P5"/>
      <text:p text:style-name="P5"/>
      <text:p text:style-name="P5"/>
      <text:p text:style-name="P12">3)</text:p>
      <text:p text:style-name="P12"><text:span text:style-name="T29">Tamanho do tabuleiro: 8</text:span></text:p>
      <text:p text:style-name="P12"><text:span text:style-name="T29">Número de rainhas de entrada: 0</text:span></text:p>
      <text:p text:style-name="P12"><text:span text:style-name="T29">SAT</text:span></text:p>
      <text:p text:style-name="P12"><text:span text:style-name="T29">Número de soluções: 92</text:span></text:p>
      <text:p text:style-name="P12"><text:span text:style-name="T29">Uma solução possível:</text:span></text:p>
      <text:p text:style-name="P9"><text:soft-page-break/>{r[3,0]: 0, r[5,6]: 0, r[5,4]: 0, r[6,7]: 0, r[0,7]: 1, r[7,0]: 0, r[2,3]: 0, r[7,3]: 0, r[6,6]: 1, r[1,0]: 0, r[2,4]: 0, r[6,4]: 0, r[4,1]: 0, r[2,5]: 0, r[7,5]: 0, r[6,2]: 0, r[7,2]: 0, r[4,2]: 0, r[2,6]: 0, r[2,1]: 0, r[4,7]: 0, r[6,0]: 0, r[4,5]: 1, r[4,3]: 0, r[1,1]: 0, r[7,1]: 0, r[3,7]: 0, r[3,5]: 0, r[3,3]: 0, r[3,1]: 0, r[4,4]: 0, r[2,7]: 0, r[0,0]: 0, r[5,5]: 0, r[5,3]: 0, r[7,4]: 1, r[1,5]: 0, r[6,5]: 0, r[0,1]: 0, r[1,3]: 1, r[6,3]: 0, r[1,6]: 0, r[0,2]: 0, r[7,7]: 0, r[6,1]: 0, r[1,7]: 0, r[0,3]: 0, r[5,7]: 0, r[5,0]: 0, r[0,4]: 0, r[3,4]: 0, r[7,6]: 0, r[2,2]: 0, r[2,0]: 1, r[5,1]: 1, r[4,6]: 0, r[0,5]: 0, r[1,4]: 0, r[3,2]: 1, r[1,2]: 0, r[4,0]: 0, r[0,6]: 0, r[5,2]: 0, r[3,6]: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8:32:54.098482608</meta:creation-date>
    <dc:date>2015-11-06T20:16:50.807838051</dc:date>
    <meta:editing-duration>PT1H12M15S</meta:editing-duration>
    <meta:editing-cycles>34</meta:editing-cycles>
    <meta:generator>LibreOffice/4.2.8.2$Linux_X86_64 LibreOffice_project/420m0$Build-2</meta:generator>
    <meta:document-statistic meta:table-count="0" meta:image-count="0" meta:object-count="0" meta:page-count="3" meta:paragraph-count="39" meta:word-count="1166" meta:character-count="6747" meta:non-whitespace-character-count="5608"/>
  </office:meta>
</office:document-meta>
</file>